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690" officeooo:paragraph-rsid="001df690"/>
    </style:style>
    <style:style style:name="P2" style:family="paragraph" style:parent-style-name="Standard">
      <style:paragraph-properties fo:text-align="start" style:justify-single-word="false"/>
      <style:text-properties officeooo:rsid="001f1eea" officeooo:paragraph-rsid="001f1eea"/>
    </style:style>
    <style:style style:name="T1" style:family="text">
      <style:text-properties officeooo:rsid="0020c442"/>
    </style:style>
    <style:style style:name="T2" style:family="text">
      <style:text-properties officeooo:rsid="002160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History Statement – University of California, Berkeley</text:p>
      <text:p text:style-name="P2">I believe that there have been many factors that contribute to my decision to go to graduate school, but these can generally be simplified down into two main groups. These are a love of learning and the ability to <text:span text:style-name="T2">work hard in pursuit of that learning</text:span>. <text:span text:style-name="T1">I can trace my love of learning all the way back to my time in elementary school. Even back then, I had a fairly strong aptitude for learning in a classroom environment, and everything we were taught fascinated me. Everything I was challenged with seemed like a puzzle to solve, and it didn’t hurt that I had a natural talent for it. In all honesty, it seemed more like a game than anything. As time passed, the puzzles got more complicated, but the game was always the same. It’s sad to say, but I became complacent, losing much of my drive to learn. It really wasn’t until I started my collegiate career that I truly began to enjoy learning again. As I started getting into my classes, the excitement that I once had for learning returned. The things we covered were fascinating and exciting. I remember learning what a derivative is and made my first program, the classic “Hello World!” These things were amazing to me. There was just a small difference between the me from high school and the me as a freshmen in college, that was the ability to work hard. I had finished my time in the military and subsequent time as a missionary, and had learned much about life. While others were spending time playing video games, hanging out with friends or playing sports, I was in my room doing homework, and loving it. As semesters passed, I took on more and more work, and kept on loving everything about school. And that is where I am today. To use a timeless example, I am like a kid in a candy shop, except I can have nearly everything that I want, and it is awesome. I get to sit and think about ideas that maybe no one has had before. Take this for an example before I wrap up. The phase field method models the evolution of grain boundaries (boundary between crystal structures that are oriented diferent ways). It creates an approximation of a grain by a hyperbolic tangent function similar to the sigmoid function used as an activation function in a neural net. A value of 1 indicates being in the grain and a value of zero outside. This sounds just like the classification problem to me, and there is even a functional derivative that describes the movement of the boundary. I often wonder and ponder how this method could be used to solve the classification problem. I don’t know if anyone else before me has ever had that thought, and that is exciting. I love learning new things and figuring out truths. This is my main motivation in pursuing graduate stud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9:26:11.970810700</meta:creation-date>
    <meta:editing-duration>PT6M32S</meta:editing-duration>
    <meta:editing-cycles>2</meta:editing-cycles>
    <meta:generator>LibreOffice/6.2.7.1$Linux_X86_64 LibreOffice_project/20$Build-1</meta:generator>
    <dc:date>2019-11-04T20:25:21.010459336</dc:date>
    <meta:document-statistic meta:table-count="0" meta:image-count="0" meta:object-count="0" meta:page-count="1" meta:paragraph-count="2" meta:word-count="500" meta:character-count="2783" meta:non-whitespace-character-count="2284"/>
  </office:meta>
</office:document-meta>
</file>